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581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993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0.4181in"/>
    </style:style>
    <style:style style:name="co9" style:family="table-column">
      <style:table-column-properties fo:break-before="auto" style:column-width="2.39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283in"/>
    </style:style>
    <style:style style:name="co12" style:family="table-column">
      <style:table-column-properties fo:break-before="auto" style:column-width="1.2862in"/>
    </style:style>
    <style:style style:name="co13" style:family="table-column">
      <style:table-column-properties fo:break-before="auto" style:column-width="1.9508in"/>
    </style:style>
    <style:style style:name="co14" style:family="table-column">
      <style:table-column-properties fo:break-before="auto" style:column-width="2.1654in"/>
    </style:style>
    <style:style style:name="co15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5eb91e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/>
    </style:style>
    <style:style style:name="ce1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est_results_2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5" table:default-cell-style-name="ce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9"/>
          <table:table-cell table:style-name="Default" table:number-columns-repeated="2"/>
          <table:table-cell table:number-columns-repeated="5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9"/>
          <table:table-cell table:style-name="ce1" office:value-type="string" calcext:value-type="string">
            <text:p>Model</text:p>
          </table:table-cell>
          <table:table-cell table:style-name="ce4" office:value-type="string" calcext:value-type="string">
            <text:p>Suma odchyleń</text:p>
          </table:table-cell>
          <table:table-cell table:number-columns-repeated="5"/>
        </table:table-row>
        <table:table-row table:style-name="ro1" table:visibility="collapse">
          <table:table-cell table:number-columns-repeated="9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tanh</text:p>
          </table:table-cell>
          <table:table-cell office:value-type="float" office:value="0.2693" calcext:value-type="float">
            <text:p>0.2693</text:p>
          </table:table-cell>
          <table:table-cell table:number-columns-repeated="5"/>
        </table:table-row>
        <table:table-row table:style-name="ro3">
          <table:table-cell table:number-columns-repeated="9"/>
          <table:table-cell office:value-type="string" calcext:value-type="string">
            <text:p>model_conv3_relu</text:p>
          </table:table-cell>
          <table:table-cell office:value-type="float" office:value="0.2884" calcext:value-type="float">
            <text:p>0.288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norm_tanh</text:p>
          </table:table-cell>
          <table:table-cell office:value-type="float" office:value="0.2757" calcext:value-type="float">
            <text:p>0.275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norm_relu</text:p>
          </table:table-cell>
          <table:table-cell office:value-type="float" office:value="0.2793" calcext:value-type="float">
            <text:p>0.279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norm_leaky</text:p>
          </table:table-cell>
          <table:table-cell office:value-type="float" office:value="0.2791" calcext:value-type="float">
            <text:p>0.279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leaky</text:p>
          </table:table-cell>
          <table:table-cell office:value-type="float" office:value="0.2758" calcext:value-type="float">
            <text:p>0.27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dropout_tanh</text:p>
          </table:table-cell>
          <table:table-cell office:value-type="float" office:value="0.2826" calcext:value-type="float">
            <text:p>0.282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dropout_relu</text:p>
          </table:table-cell>
          <table:table-cell office:value-type="float" office:value="0.2886" calcext:value-type="float">
            <text:p>0.288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3_dropout_leaky</text:p>
          </table:table-cell>
          <table:table-cell office:value-type="float" office:value="0.2602" calcext:value-type="float">
            <text:p>0.260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tanh</text:p>
          </table:table-cell>
          <table:table-cell office:value-type="float" office:value="0.3301" calcext:value-type="float">
            <text:p>0.330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relu</text:p>
          </table:table-cell>
          <table:table-cell office:value-type="float" office:value="0.2984" calcext:value-type="float">
            <text:p>0.298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norm_tanh</text:p>
          </table:table-cell>
          <table:table-cell office:value-type="float" office:value="0.2791" calcext:value-type="float">
            <text:p>0.279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norm_relu</text:p>
          </table:table-cell>
          <table:table-cell office:value-type="float" office:value="0.2963" calcext:value-type="float">
            <text:p>0.2963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norm_leaky</text:p>
          </table:table-cell>
          <table:table-cell office:value-type="float" office:value="0.3058" calcext:value-type="float">
            <text:p>0.30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leaky</text:p>
          </table:table-cell>
          <table:table-cell office:value-type="float" office:value="0.2958" calcext:value-type="float">
            <text:p>0.295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dropout_tanh</text:p>
          </table:table-cell>
          <table:table-cell office:value-type="float" office:value="0.2856" calcext:value-type="float">
            <text:p>0.285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dropout_relu</text:p>
          </table:table-cell>
          <table:table-cell office:value-type="float" office:value="0.2931" calcext:value-type="float">
            <text:p>0.293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2_dropout_leaky</text:p>
          </table:table-cell>
          <table:table-cell office:value-type="float" office:value="0.2791" calcext:value-type="float">
            <text:p>0.279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tanh</text:p>
          </table:table-cell>
          <table:table-cell office:value-type="float" office:value="0.3119" calcext:value-type="float">
            <text:p>0.311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relu</text:p>
          </table:table-cell>
          <table:table-cell office:value-type="float" office:value="0.3382" calcext:value-type="float">
            <text:p>0.338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norm_tanh</text:p>
          </table:table-cell>
          <table:table-cell office:value-type="float" office:value="0.3395" calcext:value-type="float">
            <text:p>0.339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norm_relu</text:p>
          </table:table-cell>
          <table:table-cell office:value-type="float" office:value="0.342" calcext:value-type="float">
            <text:p>0.342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norm_leaky</text:p>
          </table:table-cell>
          <table:table-cell office:value-type="float" office:value="0.3164" calcext:value-type="float">
            <text:p>0.3164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leaky</text:p>
          </table:table-cell>
          <table:table-cell office:value-type="float" office:value="0.3241" calcext:value-type="float">
            <text:p>0.3241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dropout_tanh</text:p>
          </table:table-cell>
          <table:table-cell office:value-type="float" office:value="0.3147" calcext:value-type="float">
            <text:p>0.314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dropout_relu</text:p>
          </table:table-cell>
          <table:table-cell office:value-type="float" office:value="0.3085" calcext:value-type="float">
            <text:p>0.3085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model_conv1_dropout_leaky</text:p>
          </table:table-cell>
          <table:table-cell office:value-type="float" office:value="0.3083" calcext:value-type="float">
            <text:p>0.3083</text:p>
          </table:table-cell>
          <table:table-cell table:number-columns-repeated="5"/>
        </table:table-row>
      </table:table>
      <table:table table:name="test_results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5"/>
        </table:table-row>
        <table:table-row table:style-name="ro1" table:visibility="collapse">
          <table:table-cell table:number-columns-repeated="4"/>
          <table:covered-table-cell table:style-name="ce6"/>
          <table:table-cell table:style-name="ce2" table:number-columns-repeated="6"/>
          <table:table-cell table:number-columns-repeated="5"/>
        </table:table-row>
        <table:table-row table:style-name="ro4">
          <table:table-cell table:number-columns-repeated="4"/>
          <table:covered-table-cell table:style-name="ce6"/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style-name="ce8" office:value-type="string" calcext:value-type="string">
            <text:p>wartość średnia</text:p>
          </table:table-cell>
          <table:table-cell table:style-name="ce13" office:value-type="string" calcext:value-type="string">
            <text:p>odchylenie standardowe</text:p>
          </table:table-cell>
          <table:table-cell table:number-columns-repeated="3"/>
          <table:table-cell table:style-name="ce2" office:value-type="string" calcext:value-type="string">
            <text:p>Model</text:p>
          </table:table-cell>
          <table:table-cell table:style-name="ce16" office:value-type="string" calcext:value-type="string">
            <text:p>Wartość sumy odchyleń standardowych</text:p>
          </table:table-cell>
        </table:table-row>
        <table:table-row table:style-name="ro3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table:style-name="ce14" office:value-type="float" office:value="0.1053" calcext:value-type="float">
            <text:p>0.1053</text:p>
          </table:table-cell>
          <table:table-cell table:style-name="ce9" office:value-type="float" office:value="0.0078" calcext:value-type="float">
            <text:p>0.0078</text:p>
          </table:table-cell>
          <table:table-cell table:style-name="ce15" office:value-type="float" office:value="0.1203" calcext:value-type="float">
            <text:p>0.1203</text:p>
          </table:table-cell>
          <table:table-cell table:style-name="ce9" office:value-type="float" office:value="0.0082" calcext:value-type="float">
            <text:p>0.0082</text:p>
          </table:table-cell>
          <table:table-cell table:style-name="ce15" office:value-type="float" office:value="0.1126" calcext:value-type="float">
            <text:p>0.1126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INDEX([.$E$42:.$E$100]; MATCH([.P8]; [.$F$42:.$F$100]; 0))" office:value-type="string" office:string-value="model_conv3_dropout_leaky" calcext:value-type="string">
            <text:p>model_conv3_dropout_leaky</text:p>
          </table:table-cell>
          <table:table-cell table:style-name="ce2" table:formula="of:=SMALL([.F$42:.F$68];1)" office:value-type="float" office:value="0.2602" calcext:value-type="float">
            <text:p>0.2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table:style-name="ce14" office:value-type="float" office:value="0.0997" calcext:value-type="float">
            <text:p>0.0997</text:p>
          </table:table-cell>
          <table:table-cell table:style-name="ce9" office:value-type="float" office:value="-0.0057" calcext:value-type="float">
            <text:p>-0.0057</text:p>
          </table:table-cell>
          <table:table-cell table:style-name="ce15" office:value-type="float" office:value="0.1197" calcext:value-type="float">
            <text:p>0.1197</text:p>
          </table:table-cell>
          <table:table-cell table:style-name="ce9" office:value-type="float" office:value="0.0009" calcext:value-type="float">
            <text:p>0.0009</text:p>
          </table:table-cell>
          <table:table-cell table:style-name="ce15" office:value-type="float" office:value="0.079" calcext:value-type="float">
            <text:p>0.079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INDEX([.$E$42:.$E$100]; MATCH([.P9]; [.$F$42:.$F$100]; 0))" office:value-type="string" office:string-value="model_conv3_tanh" calcext:value-type="string">
            <text:p>model_conv3_tanh</text:p>
          </table:table-cell>
          <table:table-cell table:style-name="ce2" table:formula="of:=SMALL([.F$42:.F$68];2)" office:value-type="float" office:value="0.2693" calcext:value-type="float">
            <text:p>0.2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45" calcext:value-type="float">
            <text:p>0.0045</text:p>
          </table:table-cell>
          <table:table-cell table:style-name="ce15" office:value-type="float" office:value="0.0957" calcext:value-type="float">
            <text:p>0.0957</text:p>
          </table:table-cell>
          <table:table-cell table:style-name="ce9" office:value-type="float" office:value="-0.0063" calcext:value-type="float">
            <text:p>-0.006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INDEX([.$E$42:.$E$100]; MATCH([.P10]; [.$F$42:.$F$100]; 0))" office:value-type="string" office:string-value="model_conv3_norm_tanh" calcext:value-type="string">
            <text:p>model_conv3_norm_tanh</text:p>
          </table:table-cell>
          <table:table-cell table:style-name="ce2" table:formula="of:=SMALL([.F$42:.F$68];3)" office:value-type="float" office:value="0.2757" calcext:value-type="float">
            <text:p>0.27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table:style-name="ce14" office:value-type="float" office:value="0.0969" calcext:value-type="float">
            <text:p>0.0969</text:p>
          </table:table-cell>
          <table:table-cell table:style-name="ce9" office:value-type="float" office:value="-0.009" calcext:value-type="float">
            <text:p>-0.009</text:p>
          </table:table-cell>
          <table:table-cell table:style-name="ce15" office:value-type="float" office:value="0.1084" calcext:value-type="float">
            <text:p>0.1084</text:p>
          </table:table-cell>
          <table:table-cell table:style-name="ce9" office:value-type="float" office:value="0.0134" calcext:value-type="float">
            <text:p>0.0134</text:p>
          </table:table-cell>
          <table:table-cell table:style-name="ce15" office:value-type="float" office:value="0.1032" calcext:value-type="float">
            <text:p>0.103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table:style-name="ce14" office:value-type="float" office:value="0.0938" calcext:value-type="float">
            <text:p>0.0938</text:p>
          </table:table-cell>
          <table:table-cell table:style-name="ce9" office:value-type="float" office:value="0.0074" calcext:value-type="float">
            <text:p>0.0074</text:p>
          </table:table-cell>
          <table:table-cell table:style-name="ce15" office:value-type="float" office:value="0.1188" calcext:value-type="float">
            <text:p>0.1188</text:p>
          </table:table-cell>
          <table:table-cell table:style-name="ce9" office:value-type="float" office:value="-0.0072" calcext:value-type="float">
            <text:p>-0.0072</text:p>
          </table:table-cell>
          <table:table-cell table:style-name="ce15" office:value-type="float" office:value="0.0805" calcext:value-type="float">
            <text:p>0.080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0864" calcext:value-type="float">
            <text:p>0.0864</text:p>
          </table:table-cell>
          <table:table-cell table:style-name="ce9" office:value-type="float" office:value="0.0032" calcext:value-type="float">
            <text:p>0.0032</text:p>
          </table:table-cell>
          <table:table-cell table:style-name="ce15" office:value-type="float" office:value="0.0959" calcext:value-type="float">
            <text:p>0.0959</text:p>
          </table:table-cell>
          <table:table-cell table:style-name="ce9" office:value-type="float" office:value="-0.0073" calcext:value-type="float">
            <text:p>-0.0073</text:p>
          </table:table-cell>
          <table:table-cell table:style-name="ce15" office:value-type="float" office:value="0.1063" calcext:value-type="float">
            <text:p>0.10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table:style-name="ce14" office:value-type="float" office:value="0.1047" calcext:value-type="float">
            <text:p>0.1047</text:p>
          </table:table-cell>
          <table:table-cell table:style-name="ce9" office:value-type="float" office:value="0.0054" calcext:value-type="float">
            <text:p>0.0054</text:p>
          </table:table-cell>
          <table:table-cell table:style-name="ce15" office:value-type="float" office:value="0.121" calcext:value-type="float">
            <text:p>0.121</text:p>
          </table:table-cell>
          <table:table-cell table:style-name="ce9" office:value-type="float" office:value="0.0261" calcext:value-type="float">
            <text:p>0.0261</text:p>
          </table:table-cell>
          <table:table-cell table:style-name="ce15" office:value-type="float" office:value="0.1163" calcext:value-type="float">
            <text:p>0.116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98" calcext:value-type="float">
            <text:p>0.0998</text:p>
          </table:table-cell>
          <table:table-cell table:style-name="ce9" office:value-type="float" office:value="0.0069" calcext:value-type="float">
            <text:p>0.0069</text:p>
          </table:table-cell>
          <table:table-cell table:style-name="ce15" office:value-type="float" office:value="0.1154" calcext:value-type="float">
            <text:p>0.1154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0.0811" calcext:value-type="float">
            <text:p>0.081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table:style-name="ce14" office:value-type="float" office:value="0.1012" calcext:value-type="float">
            <text:p>0.1012</text:p>
          </table:table-cell>
          <table:table-cell table:style-name="ce9" office:value-type="float" office:value="0.0073" calcext:value-type="float">
            <text:p>0.0073</text:p>
          </table:table-cell>
          <table:table-cell table:style-name="ce15" office:value-type="float" office:value="0.119" calcext:value-type="float">
            <text:p>0.119</text:p>
          </table:table-cell>
          <table:table-cell table:style-name="ce9" office:value-type="float" office:value="0.006" calcext:value-type="float">
            <text:p>0.006</text:p>
          </table:table-cell>
          <table:table-cell table:style-name="ce15" office:value-type="float" office:value="0.0591" calcext:value-type="float">
            <text:p>0.059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table:style-name="ce14" office:value-type="float" office:value="0.0935" calcext:value-type="float">
            <text:p>0.0935</text:p>
          </table:table-cell>
          <table:table-cell table:style-name="ce9" office:value-type="float" office:value="0.0146" calcext:value-type="float">
            <text:p>0.0146</text:p>
          </table:table-cell>
          <table:table-cell table:style-name="ce15" office:value-type="float" office:value="0.1069" calcext:value-type="float">
            <text:p>0.1069</text:p>
          </table:table-cell>
          <table:table-cell table:style-name="ce9" office:value-type="float" office:value="0.0208" calcext:value-type="float">
            <text:p>0.0208</text:p>
          </table:table-cell>
          <table:table-cell table:style-name="ce15" office:value-type="float" office:value="0.1115" calcext:value-type="float">
            <text:p>0.11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table:style-name="ce14" office:value-type="float" office:value="0.0974" calcext:value-type="float">
            <text:p>0.0974</text:p>
          </table:table-cell>
          <table:table-cell table:style-name="ce9" office:value-type="float" office:value="-0.008" calcext:value-type="float">
            <text:p>-0.008</text:p>
          </table:table-cell>
          <table:table-cell table:style-name="ce15" office:value-type="float" office:value="0.1155" calcext:value-type="float">
            <text:p>0.1155</text:p>
          </table:table-cell>
          <table:table-cell table:style-name="ce9" office:value-type="float" office:value="-0.0519" calcext:value-type="float">
            <text:p>-0.0519</text:p>
          </table:table-cell>
          <table:table-cell table:style-name="ce15" office:value-type="float" office:value="0.1172" calcext:value-type="float">
            <text:p>0.117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159" calcext:value-type="float">
            <text:p>0.0159</text:p>
          </table:table-cell>
          <table:table-cell table:style-name="ce15" office:value-type="float" office:value="0.1094" calcext:value-type="float">
            <text:p>0.1094</text:p>
          </table:table-cell>
          <table:table-cell table:style-name="ce9" office:value-type="float" office:value="-0.0023" calcext:value-type="float">
            <text:p>-0.0023</text:p>
          </table:table-cell>
          <table:table-cell table:style-name="ce15" office:value-type="float" office:value="0.0635" calcext:value-type="float">
            <text:p>0.063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table:style-name="ce14" office:value-type="float" office:value="0.0933" calcext:value-type="float">
            <text:p>0.0933</text:p>
          </table:table-cell>
          <table:table-cell table:style-name="ce9" office:value-type="float" office:value="0.0159" calcext:value-type="float">
            <text:p>0.0159</text:p>
          </table:table-cell>
          <table:table-cell table:style-name="ce15" office:value-type="float" office:value="0.1086" calcext:value-type="float">
            <text:p>0.1086</text:p>
          </table:table-cell>
          <table:table-cell table:style-name="ce9" office:value-type="float" office:value="-0.0032" calcext:value-type="float">
            <text:p>-0.0032</text:p>
          </table:table-cell>
          <table:table-cell table:style-name="ce15" office:value-type="float" office:value="0.1128" calcext:value-type="float">
            <text:p>0.112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table:style-name="ce14" office:value-type="float" office:value="0.0928" calcext:value-type="float">
            <text:p>0.0928</text:p>
          </table:table-cell>
          <table:table-cell table:style-name="ce9" office:value-type="float" office:value="-0.0037" calcext:value-type="float">
            <text:p>-0.0037</text:p>
          </table:table-cell>
          <table:table-cell table:style-name="ce15" office:value-type="float" office:value="0.1027" calcext:value-type="float">
            <text:p>0.1027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0901" calcext:value-type="float">
            <text:p>0.090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table:style-name="ce14" office:value-type="float" office:value="0.0921" calcext:value-type="float">
            <text:p>0.0921</text:p>
          </table:table-cell>
          <table:table-cell table:style-name="ce9" office:value-type="float" office:value="0.0093" calcext:value-type="float">
            <text:p>0.0093</text:p>
          </table:table-cell>
          <table:table-cell table:style-name="ce15" office:value-type="float" office:value="0.1043" calcext:value-type="float">
            <text:p>0.1043</text:p>
          </table:table-cell>
          <table:table-cell table:style-name="ce9" office:value-type="float" office:value="0.0266" calcext:value-type="float">
            <text:p>0.0266</text:p>
          </table:table-cell>
          <table:table-cell table:style-name="ce15" office:value-type="float" office:value="0.0862" calcext:value-type="float">
            <text:p>0.086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table:style-name="ce14" office:value-type="float" office:value="0.1095" calcext:value-type="float">
            <text:p>0.1095</text:p>
          </table:table-cell>
          <table:table-cell table:style-name="ce9" office:value-type="float" office:value="0.0083" calcext:value-type="float">
            <text:p>0.0083</text:p>
          </table:table-cell>
          <table:table-cell table:style-name="ce15" office:value-type="float" office:value="0.1307" calcext:value-type="float">
            <text:p>0.1307</text:p>
          </table:table-cell>
          <table:table-cell table:style-name="ce9" office:value-type="float" office:value="-0.0176" calcext:value-type="float">
            <text:p>-0.0176</text:p>
          </table:table-cell>
          <table:table-cell table:style-name="ce15" office:value-type="float" office:value="0.0993" calcext:value-type="float">
            <text:p>0.0993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table:style-name="ce14" office:value-type="float" office:value="0.0989" calcext:value-type="float">
            <text:p>0.0989</text:p>
          </table:table-cell>
          <table:table-cell table:style-name="ce9" office:value-type="float" office:value="0.0055" calcext:value-type="float">
            <text:p>0.0055</text:p>
          </table:table-cell>
          <table:table-cell table:style-name="ce15" office:value-type="float" office:value="0.112" calcext:value-type="float">
            <text:p>0.112</text:p>
          </table:table-cell>
          <table:table-cell table:style-name="ce9" office:value-type="float" office:value="0.0026" calcext:value-type="float">
            <text:p>0.0026</text:p>
          </table:table-cell>
          <table:table-cell table:style-name="ce15" office:value-type="float" office:value="0.0682" calcext:value-type="float">
            <text:p>0.06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table:style-name="ce14" office:value-type="float" office:value="0.1005" calcext:value-type="float">
            <text:p>0.1005</text:p>
          </table:table-cell>
          <table:table-cell table:style-name="ce9" office:value-type="float" office:value="0.0014" calcext:value-type="float">
            <text:p>0.0014</text:p>
          </table:table-cell>
          <table:table-cell table:style-name="ce15" office:value-type="float" office:value="0.1121" calcext:value-type="float">
            <text:p>0.1121</text:p>
          </table:table-cell>
          <table:table-cell table:style-name="ce9" office:value-type="float" office:value="-0.0053" calcext:value-type="float">
            <text:p>-0.0053</text:p>
          </table:table-cell>
          <table:table-cell table:style-name="ce15" office:value-type="float" office:value="0.0631" calcext:value-type="float">
            <text:p>0.063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table:style-name="ce14" office:value-type="float" office:value="0.0983" calcext:value-type="float">
            <text:p>0.0983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1131" calcext:value-type="float">
            <text:p>0.1131</text:p>
          </table:table-cell>
          <table:table-cell table:style-name="ce9" office:value-type="float" office:value="-0.0276" calcext:value-type="float">
            <text:p>-0.0276</text:p>
          </table:table-cell>
          <table:table-cell table:style-name="ce15" office:value-type="float" office:value="0.1127" calcext:value-type="float">
            <text:p>0.112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table:style-name="ce14" office:value-type="float" office:value="0.0964" calcext:value-type="float">
            <text:p>0.0964</text:p>
          </table:table-cell>
          <table:table-cell table:style-name="ce9" office:value-type="float" office:value="0.0083" calcext:value-type="float">
            <text:p>0.0083</text:p>
          </table:table-cell>
          <table:table-cell table:style-name="ce15" office:value-type="float" office:value="0.115" calcext:value-type="float">
            <text:p>0.115</text:p>
          </table:table-cell>
          <table:table-cell table:style-name="ce9" office:value-type="float" office:value="-0.0197" calcext:value-type="float">
            <text:p>-0.0197</text:p>
          </table:table-cell>
          <table:table-cell table:style-name="ce15" office:value-type="float" office:value="0.0844" calcext:value-type="float">
            <text:p>0.0844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table:style-name="ce14" office:value-type="float" office:value="0.1009" calcext:value-type="float">
            <text:p>0.1009</text:p>
          </table:table-cell>
          <table:table-cell table:style-name="ce9" office:value-type="float" office:value="0.0006" calcext:value-type="float">
            <text:p>0.0006</text:p>
          </table:table-cell>
          <table:table-cell table:style-name="ce15" office:value-type="float" office:value="0.1179" calcext:value-type="float">
            <text:p>0.1179</text:p>
          </table:table-cell>
          <table:table-cell table:style-name="ce9" office:value-type="float" office:value="0.0007" calcext:value-type="float">
            <text:p>0.0007</text:p>
          </table:table-cell>
          <table:table-cell table:style-name="ce15" office:value-type="float" office:value="0.057" calcext:value-type="float">
            <text:p>0.05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table:style-name="ce14" office:value-type="float" office:value="0.0907" calcext:value-type="float">
            <text:p>0.0907</text:p>
          </table:table-cell>
          <table:table-cell table:style-name="ce9" office:value-type="float" office:value="-0.0157" calcext:value-type="float">
            <text:p>-0.0157</text:p>
          </table:table-cell>
          <table:table-cell table:style-name="ce15" office:value-type="float" office:value="0.1084" calcext:value-type="float">
            <text:p>0.1084</text:p>
          </table:table-cell>
          <table:table-cell table:style-name="ce9" office:value-type="float" office:value="-0.0135" calcext:value-type="float">
            <text:p>-0.0135</text:p>
          </table:table-cell>
          <table:table-cell table:style-name="ce15" office:value-type="float" office:value="0.1092" calcext:value-type="float">
            <text:p>0.109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table:style-name="ce14" office:value-type="float" office:value="0.0934" calcext:value-type="float">
            <text:p>0.0934</text:p>
          </table:table-cell>
          <table:table-cell table:style-name="ce9" office:value-type="float" office:value="0.0243" calcext:value-type="float">
            <text:p>0.0243</text:p>
          </table:table-cell>
          <table:table-cell table:style-name="ce15" office:value-type="float" office:value="0.1075" calcext:value-type="float">
            <text:p>0.1075</text:p>
          </table:table-cell>
          <table:table-cell table:style-name="ce9" office:value-type="float" office:value="0.012" calcext:value-type="float">
            <text:p>0.012</text:p>
          </table:table-cell>
          <table:table-cell table:style-name="ce15" office:value-type="float" office:value="0.0782" calcext:value-type="float">
            <text:p>0.078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table:style-name="ce14" office:value-type="float" office:value="0.093" calcext:value-type="float">
            <text:p>0.093</text:p>
          </table:table-cell>
          <table:table-cell table:style-name="ce9" office:value-type="float" office:value="0.0069" calcext:value-type="float">
            <text:p>0.0069</text:p>
          </table:table-cell>
          <table:table-cell table:style-name="ce15" office:value-type="float" office:value="0.1087" calcext:value-type="float">
            <text:p>0.1087</text:p>
          </table:table-cell>
          <table:table-cell table:style-name="ce9" office:value-type="float" office:value="0.0064" calcext:value-type="float">
            <text:p>0.0064</text:p>
          </table:table-cell>
          <table:table-cell table:style-name="ce15" office:value-type="float" office:value="0.0585" calcext:value-type="float">
            <text:p>0.058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table:style-name="ce14" office:value-type="float" office:value="0.0979" calcext:value-type="float">
            <text:p>0.0979</text:p>
          </table:table-cell>
          <table:table-cell table:style-name="ce9" office:value-type="float" office:value="0.0027" calcext:value-type="float">
            <text:p>0.0027</text:p>
          </table:table-cell>
          <table:table-cell table:style-name="ce15" office:value-type="float" office:value="0.1146" calcext:value-type="float">
            <text:p>0.1146</text:p>
          </table:table-cell>
          <table:table-cell table:style-name="ce9" office:value-type="float" office:value="0.0145" calcext:value-type="float">
            <text:p>0.0145</text:p>
          </table:table-cell>
          <table:table-cell table:style-name="ce15" office:value-type="float" office:value="0.1039" calcext:value-type="float">
            <text:p>0.103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table:style-name="ce14" office:value-type="float" office:value="0.1044" calcext:value-type="float">
            <text:p>0.1044</text:p>
          </table:table-cell>
          <table:table-cell table:style-name="ce9" office:value-type="float" office:value="0.0188" calcext:value-type="float">
            <text:p>0.0188</text:p>
          </table:table-cell>
          <table:table-cell table:style-name="ce15" office:value-type="float" office:value="0.1219" calcext:value-type="float">
            <text:p>0.1219</text:p>
          </table:table-cell>
          <table:table-cell table:style-name="ce9" office:value-type="float" office:value="0.0135" calcext:value-type="float">
            <text:p>0.0135</text:p>
          </table:table-cell>
          <table:table-cell table:style-name="ce15" office:value-type="float" office:value="0.0795" calcext:value-type="float">
            <text:p>0.079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table:style-name="ce14" office:value-type="float" office:value="0.1031" calcext:value-type="float">
            <text:p>0.1031</text:p>
          </table:table-cell>
          <table:table-cell table:style-name="ce9" office:value-type="float" office:value="0.0081" calcext:value-type="float">
            <text:p>0.0081</text:p>
          </table:table-cell>
          <table:table-cell table:style-name="ce15" office:value-type="float" office:value="0.1172" calcext:value-type="float">
            <text:p>0.1172</text:p>
          </table:table-cell>
          <table:table-cell table:style-name="ce9" office:value-type="float" office:value="-0.0004" calcext:value-type="float">
            <text:p>-0.0004</text:p>
          </table:table-cell>
          <table:table-cell table:style-name="ce15" office:value-type="float" office:value="0.0588" calcext:value-type="float">
            <text:p>0.0588</text:p>
          </table:table-cell>
          <table:table-cell table:number-columns-repeated="5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10" office:value-type="string" calcext:value-type="string" table:number-columns-spanned="1" table:number-rows-spanned="3">
            <text:p>Suma odchyleń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6"/>
          <table:covered-table-cell table:style-name="ce11"/>
          <table:table-cell table:number-columns-repeated="10"/>
        </table:table-row>
        <table:table-row table:style-name="ro1">
          <table:table-cell table:number-columns-repeated="4"/>
          <table:covered-table-cell table:style-name="ce6"/>
          <table:covered-table-cell table:style-name="ce11"/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table:style-name="ce12" table:formula="of:=SUM([.G8];[.I8];[.K8])" office:value-type="float" office:value="0.3382" calcext:value-type="float">
            <text:p>0.338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table:style-name="ce12" table:formula="of:=SUM([.G9];[.I9];[.K9])" office:value-type="float" office:value="0.2984" calcext:value-type="float">
            <text:p>0.29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table:style-name="ce12" table:formula="of:=SUM([.G10];[.I10];[.K10])" office:value-type="float" office:value="0.2884" calcext:value-type="float">
            <text:p>0.288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table:style-name="ce12" table:formula="of:=SUM([.G11];[.I11];[.K11])" office:value-type="float" office:value="0.3085" calcext:value-type="float">
            <text:p>0.308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table:style-name="ce12" table:formula="of:=SUM([.G12];[.I12];[.K12])" office:value-type="float" office:value="0.2931" calcext:value-type="float">
            <text:p>0.293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table:style-name="ce12" table:formula="of:=SUM([.G13];[.I13];[.K13])" office:value-type="float" office:value="0.2886" calcext:value-type="float">
            <text:p>0.288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table:style-name="ce12" table:formula="of:=SUM([.G14];[.I14];[.K14])" office:value-type="float" office:value="0.342" calcext:value-type="float">
            <text:p>0.34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table:style-name="ce12" table:formula="of:=SUM([.G15];[.I15];[.K15])" office:value-type="float" office:value="0.2963" calcext:value-type="float">
            <text:p>0.296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table:style-name="ce12" table:formula="of:=SUM([.G16];[.I16];[.K16])" office:value-type="float" office:value="0.2793" calcext:value-type="float">
            <text:p>0.27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table:style-name="ce12" table:formula="of:=SUM([.G17];[.I17];[.K17])" office:value-type="float" office:value="0.3119" calcext:value-type="float">
            <text:p>0.3119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table:style-name="ce12" table:formula="of:=SUM([.G18];[.I18];[.K18])" office:value-type="float" office:value="0.3301" calcext:value-type="float">
            <text:p>0.330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table:style-name="ce12" table:formula="of:=SUM([.G19];[.I19];[.K19])" office:value-type="float" office:value="0.2693" calcext:value-type="float">
            <text:p>0.269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table:style-name="ce12" table:formula="of:=SUM([.G20];[.I20];[.K20])" office:value-type="float" office:value="0.3147" calcext:value-type="float">
            <text:p>0.314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table:style-name="ce12" table:formula="of:=SUM([.G21];[.I21];[.K21])" office:value-type="float" office:value="0.2856" calcext:value-type="float">
            <text:p>0.285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table:style-name="ce12" table:formula="of:=SUM([.G22];[.I22];[.K22])" office:value-type="float" office:value="0.2826" calcext:value-type="float">
            <text:p>0.2826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table:style-name="ce12" table:formula="of:=SUM([.G23];[.I23];[.K23])" office:value-type="float" office:value="0.3395" calcext:value-type="float">
            <text:p>0.3395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table:style-name="ce12" table:formula="of:=SUM([.G24];[.I24];[.K24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table:style-name="ce12" table:formula="of:=SUM([.G25];[.I25];[.K25])" office:value-type="float" office:value="0.2757" calcext:value-type="float">
            <text:p>0.2757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table:style-name="ce12" table:formula="of:=SUM([.G26];[.I26];[.K26])" office:value-type="float" office:value="0.3241" calcext:value-type="float">
            <text:p>0.324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table:style-name="ce12" table:formula="of:=SUM([.G27];[.I27];[.K27])" office:value-type="float" office:value="0.2958" calcext:value-type="float">
            <text:p>0.29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table:style-name="ce12" table:formula="of:=SUM([.G28];[.I28];[.K28])" office:value-type="float" office:value="0.2758" calcext:value-type="float">
            <text:p>0.27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table:style-name="ce12" table:formula="of:=SUM([.G29];[.I29];[.K29])" office:value-type="float" office:value="0.3083" calcext:value-type="float">
            <text:p>0.308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table:style-name="ce12" table:formula="of:=SUM([.G30];[.I30];[.K30])" office:value-type="float" office:value="0.2791" calcext:value-type="float">
            <text:p>0.2791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table:style-name="ce12" table:formula="of:=SUM([.G31];[.I31];[.K31])" office:value-type="float" office:value="0.2602" calcext:value-type="float">
            <text:p>0.2602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table:style-name="ce12" table:formula="of:=SUM([.G32];[.I32];[.K32])" office:value-type="float" office:value="0.3164" calcext:value-type="float">
            <text:p>0.3164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table:style-name="ce12" table:formula="of:=SUM([.G33];[.I33];[.K33])" office:value-type="float" office:value="0.3058" calcext:value-type="float">
            <text:p>0.3058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table:style-name="ce12" table:formula="of:=SUM([.G34];[.I34];[.K34])" office:value-type="float" office:value="0.2791" calcext:value-type="float">
            <text:p>0.2791</text:p>
          </table:table-cell>
          <table:table-cell table:number-columns-repeated="10"/>
        </table:table-row>
      </table:table>
      <table:table table:name="tes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ce3"/>
        <table:table-column table:style-name="co5" table:default-cell-style-name="ce9"/>
        <table:table-column table:style-name="co6" table:default-cell-style-name="ce14"/>
        <table:table-column table:style-name="co7" table:default-cell-style-name="ce9"/>
        <table:table-column table:style-name="co6" table:default-cell-style-name="ce15"/>
        <table:table-column table:style-name="co15" table:default-cell-style-name="ce9"/>
        <table:table-column table:style-name="co5" table:default-cell-style-name="ce15"/>
        <table:table-column table:style-name="co10" table:number-columns-repeated="3" table:default-cell-style-name="Default"/>
        <table:table-row table:style-name="ro1" table:number-rows-repeated="4">
          <table:table-cell table:number-columns-repeated="4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1" table:number-rows-spanned="3">
            <text:p>Model</text:p>
          </table:table-cell>
          <table:table-cell table:style-name="ce7" office:value-type="string" calcext:value-type="string" table:number-columns-spanned="2" table:number-rows-spanned="1">
            <text:p>Oś X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Oś Y</text:p>
          </table:table-cell>
          <table:covered-table-cell table:style-name="ce2"/>
          <table:table-cell table:style-name="ce7" office:value-type="string" calcext:value-type="string" table:number-columns-spanned="2" table:number-rows-spanned="1">
            <text:p>Kąt</text:p>
          </table:table-cell>
          <table:covered-table-cell table:style-name="ce2"/>
          <table:table-cell table:number-columns-repeated="3"/>
        </table:table-row>
        <table:table-row table:style-name="ro1" table:visibility="collapse">
          <table:table-cell table:number-columns-repeated="4"/>
          <table:covered-table-cell table:style-name="ce6"/>
          <table:table-cell table:style-name="ce2" table:number-columns-repeated="6"/>
          <table:table-cell table:number-columns-repeated="3"/>
        </table:table-row>
        <table:table-row table:style-name="ro4">
          <table:table-cell table:number-columns-repeated="4"/>
          <table:covered-table-cell table:style-name="ce6"/>
          <table:table-cell table:style-name="ce17" office:value-type="string" calcext:value-type="string">
            <text:p>wartość średnia [m]</text:p>
          </table:table-cell>
          <table:table-cell table:style-name="ce13" office:value-type="string" calcext:value-type="string">
            <text:p>odchylenie standardowe [m]</text:p>
          </table:table-cell>
          <table:table-cell table:style-name="ce17" office:value-type="string" calcext:value-type="string">
            <text:p>wartość średnia [m]</text:p>
          </table:table-cell>
          <table:table-cell table:style-name="ce13" office:value-type="string" calcext:value-type="string">
            <text:p>odchylenie standardowe [m]</text:p>
          </table:table-cell>
          <table:table-cell table:style-name="ce17" office:value-type="string" calcext:value-type="string">
            <text:p>wartość średnia [rad]</text:p>
          </table:table-cell>
          <table:table-cell table:style-name="ce18" office:value-type="string" calcext:value-type="string">
            <text:p>odchylenie standardowe [rad]</text:p>
          </table:table-cell>
          <table:table-cell table:number-columns-repeated="2"/>
          <table:table-cell table:style-name="ce19"/>
        </table:table-row>
        <table:table-row table:style-name="ro1">
          <table:table-cell table:number-columns-repeated="4"/>
          <table:table-cell office:value-type="string" calcext:value-type="string">
            <text:p>model_conv1_relu</text:p>
          </table:table-cell>
          <table:table-cell office:value-type="float" office:value="-0.0025" calcext:value-type="float">
            <text:p>-0.0025</text:p>
          </table:table-cell>
          <table:table-cell office:value-type="float" office:value="0.1053" calcext:value-type="float">
            <text:p>0.105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203" calcext:value-type="float">
            <text:p>0.1203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1126" calcext:value-type="float">
            <text:p>0.1126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relu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0057" calcext:value-type="float">
            <text:p>-0.0057</text:p>
          </table:table-cell>
          <table:table-cell office:value-type="float" office:value="0.1197" calcext:value-type="float">
            <text:p>0.119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79" calcext:value-type="float">
            <text:p>0.07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relu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957" calcext:value-type="float">
            <text:p>0.0957</text:p>
          </table:table-cell>
          <table:table-cell office:value-type="float" office:value="-0.0063" calcext:value-type="float">
            <text:p>-0.006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relu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969" calcext:value-type="float">
            <text:p>0.0969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1084" calcext:value-type="float">
            <text:p>0.1084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032" calcext:value-type="float">
            <text:p>0.103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relu</text:p>
          </table:table-cell>
          <table:table-cell office:value-type="float" office:value="0.002" calcext:value-type="float">
            <text:p>0.002</text:p>
          </table:table-cell>
          <table:table-cell office:value-type="float" office:value="0.0938" calcext:value-type="float">
            <text:p>0.0938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188" calcext:value-type="float">
            <text:p>0.1188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.0805" calcext:value-type="float">
            <text:p>0.08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relu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0864" calcext:value-type="float">
            <text:p>0.086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959" calcext:value-type="float">
            <text:p>0.0959</text:p>
          </table:table-cell>
          <table:table-cell office:value-type="float" office:value="-0.0073" calcext:value-type="float">
            <text:p>-0.0073</text:p>
          </table:table-cell>
          <table:table-cell office:value-type="float" office:value="0.1063" calcext:value-type="float">
            <text:p>0.10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relu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047" calcext:value-type="float">
            <text:p>0.1047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21" calcext:value-type="float">
            <text:p>0.121</text:p>
          </table:table-cell>
          <table:table-cell office:value-type="float" office:value="0.0261" calcext:value-type="float">
            <text:p>0.0261</text:p>
          </table:table-cell>
          <table:table-cell office:value-type="float" office:value="0.1163" calcext:value-type="float">
            <text:p>0.116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relu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98" calcext:value-type="float">
            <text:p>0.0998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811" calcext:value-type="float">
            <text:p>0.081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relu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119" calcext:value-type="float">
            <text:p>0.1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91" calcext:value-type="float">
            <text:p>0.059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tanh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69" calcext:value-type="float">
            <text:p>0.1069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1115" calcext:value-type="float">
            <text:p>0.11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tanh</text:p>
          </table:table-cell>
          <table:table-cell office:value-type="float" office:value="-0.0093" calcext:value-type="float">
            <text:p>-0.0093</text:p>
          </table:table-cell>
          <table:table-cell office:value-type="float" office:value="0.0974" calcext:value-type="float">
            <text:p>0.0974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1155" calcext:value-type="float">
            <text:p>0.1155</text:p>
          </table:table-cell>
          <table:table-cell office:value-type="float" office:value="-0.0519" calcext:value-type="float">
            <text:p>-0.0519</text:p>
          </table:table-cell>
          <table:table-cell office:value-type="float" office:value="0.1172" calcext:value-type="float">
            <text:p>0.117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94" calcext:value-type="float">
            <text:p>0.1094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0.0635" calcext:value-type="float">
            <text:p>0.06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tanh</text:p>
          </table:table-cell>
          <table:table-cell office:value-type="float" office:value="-0.0149" calcext:value-type="float">
            <text:p>-0.0149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86" calcext:value-type="float">
            <text:p>0.1086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0.1128" calcext:value-type="float">
            <text:p>0.1128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tanh</text:p>
          </table:table-cell>
          <table:table-cell office:value-type="float" office:value="-0.0152" calcext:value-type="float">
            <text:p>-0.0152</text:p>
          </table:table-cell>
          <table:table-cell office:value-type="float" office:value="0.0928" calcext:value-type="float">
            <text:p>0.0928</text:p>
          </table:table-cell>
          <table:table-cell office:value-type="float" office:value="-0.0037" calcext:value-type="float">
            <text:p>-0.0037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0901" calcext:value-type="float">
            <text:p>0.090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tanh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921" calcext:value-type="float">
            <text:p>0.092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0862" calcext:value-type="float">
            <text:p>0.086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tanh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.1095" calcext:value-type="float">
            <text:p>0.1095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307" calcext:value-type="float">
            <text:p>0.1307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0993" calcext:value-type="float">
            <text:p>0.099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tanh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989" calcext:value-type="float">
            <text:p>0.0989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682" calcext:value-type="float">
            <text:p>0.06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tanh</text:p>
          </table:table-cell>
          <table:table-cell office:value-type="float" office:value="-0" calcext:value-type="float">
            <text:p>0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1121" calcext:value-type="float">
            <text:p>0.1121</text:p>
          </table:table-cell>
          <table:table-cell office:value-type="float" office:value="-0.0053" calcext:value-type="float">
            <text:p>-0.0053</text:p>
          </table:table-cell>
          <table:table-cell office:value-type="float" office:value="0.0631" calcext:value-type="float">
            <text:p>0.0631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leaky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983" calcext:value-type="float">
            <text:p>0.098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31" calcext:value-type="float">
            <text:p>0.1131</text:p>
          </table:table-cell>
          <table:table-cell office:value-type="float" office:value="-0.0276" calcext:value-type="float">
            <text:p>-0.0276</text:p>
          </table:table-cell>
          <table:table-cell office:value-type="float" office:value="0.1127" calcext:value-type="float">
            <text:p>0.112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leaky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964" calcext:value-type="float">
            <text:p>0.096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15" calcext:value-type="float">
            <text:p>0.115</text:p>
          </table:table-cell>
          <table:table-cell office:value-type="float" office:value="-0.0197" calcext:value-type="float">
            <text:p>-0.0197</text:p>
          </table:table-cell>
          <table:table-cell office:value-type="float" office:value="0.0844" calcext:value-type="float">
            <text:p>0.084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leaky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.1009" calcext:value-type="float">
            <text:p>0.1009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1179" calcext:value-type="float">
            <text:p>0.1179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7" calcext:value-type="float">
            <text:p>0.05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dropout_leaky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907" calcext:value-type="float">
            <text:p>0.0907</text:p>
          </table:table-cell>
          <table:table-cell office:value-type="float" office:value="-0.0157" calcext:value-type="float">
            <text:p>-0.0157</text:p>
          </table:table-cell>
          <table:table-cell office:value-type="float" office:value="0.1084" calcext:value-type="float">
            <text:p>0.1084</text:p>
          </table:table-cell>
          <table:table-cell office:value-type="float" office:value="-0.0135" calcext:value-type="float">
            <text:p>-0.0135</text:p>
          </table:table-cell>
          <table:table-cell office:value-type="float" office:value="0.1092" calcext:value-type="float">
            <text:p>0.109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dropout_leaky</text:p>
          </table:table-cell>
          <table:table-cell office:value-type="float" office:value="-0.0137" calcext:value-type="float">
            <text:p>-0.0137</text:p>
          </table:table-cell>
          <table:table-cell office:value-type="float" office:value="0.0934" calcext:value-type="float">
            <text:p>0.093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782" calcext:value-type="float">
            <text:p>0.0782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dropout_leaky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087" calcext:value-type="float">
            <text:p>0.1087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585" calcext:value-type="float">
            <text:p>0.05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1_norm_leaky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979" calcext:value-type="float">
            <text:p>0.0979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1146" calcext:value-type="float">
            <text:p>0.1146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39" calcext:value-type="float">
            <text:p>0.103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2_norm_leaky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1219" calcext:value-type="float">
            <text:p>0.1219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0795" calcext:value-type="float">
            <text:p>0.07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odel_conv3_norm_leaky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1031" calcext:value-type="float">
            <text:p>0.1031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1172" calcext:value-type="float">
            <text:p>0.117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588" calcext:value-type="float">
            <text:p>0.058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test_results_2_2.J7:test_results_2_2.K33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test_results_2.E42:test_results_2.F6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2T17:13:33.055741382</dc:date>
    <meta:editing-duration>PT23M7S</meta:editing-duration>
    <meta:editing-cycles>4</meta:editing-cycles>
    <meta:generator>LibreOffice/7.3.7.2$Linux_X86_64 LibreOffice_project/30$Build-2</meta:generator>
    <meta:document-statistic meta:table-count="3" meta:cell-count="521" meta:object-count="0"/>
  </office:meta>
</office:document-meta>
</file>